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4a1" officeooo:paragraph-rsid="001684a1"/>
    </style:style>
    <style:style style:name="P2" style:family="paragraph" style:parent-style-name="Standard">
      <style:text-properties officeooo:rsid="0017a406" officeooo:paragraph-rsid="0017a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2…</text:p>
      <text:p text:style-name="P2">alterado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18:22:19.052000000</meta:creation-date>
    <dc:date>2022-11-19T18:42:02.607000000</dc:date>
    <meta:editing-duration>PT3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" meta:word-count="3" meta:character-count="16" meta:non-whitespace-character-count="15"/>
  </office:meta>
</office:document-meta>
</file>